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George Washington (2-7)</text:p>
          </table:table-cell>
          <table:table-cell office:value-type="string">
            <text:p>16</text:p>
          </table:table-cell>
          <table:table-cell office:value-type="string">
            <text:p>2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orth Dakota State (5-3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George Washington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38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38</text:p>
          </table:table-cell>
          <table:table-cell office:value-type="string">
            <text:p>.18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28</text:p>
          </table:table-cell>
          <table:table-cell office:value-type="string">
            <text:p>-.071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3</text:p>
          </table:table-cell>
          <table:table-cell office:value-type="string">
            <text:p>.24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.43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24</text:p>
          </table:table-cell>
          <table:table-cell office:value-type="string">
            <text:p>.375</text:p>
          </table:table-cell>
        </table:table-row>
      </table:table>
      <table:table table:name="Sheet 2">
        <table:table-row>
          <table:table-cell office:value-type="string">
            <text:p>George Washington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xis Lete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mily Newell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37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Kelsey Clark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-.0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arianna Warre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Skylar Iott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.0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Stacy Bent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aliya Davidso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22</text:p>
          </table:table-cell>
          <table:table-cell office:value-type="string">
            <text:p>-.04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ydney Welch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Jaimeson Lee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Kristel Moor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.07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Jordan Young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-.1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9</text:p>
          </table:table-cell>
          <table:table-cell office:value-type="string">
            <text:p>24</text:p>
          </table:table-cell>
          <table:table-cell office:value-type="string">
            <text:p>104</text:p>
          </table:table-cell>
          <table:table-cell office:value-type="string">
            <text:p>.048</text:p>
          </table:table-cell>
          <table:table-cell office:value-type="string">
            <text:p>24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36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36.0</text:p>
          </table:table-cell>
        </table:table-row>
      </table:table>
      <table:table table:name="Sheet 3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444</text:p>
          </table:table-cell>
          <table:table-cell office:value-type="string">
            <text:p>3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158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8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.5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3</text:p>
          </table:table-cell>
          <table:table-cell office:value-type="string">
            <text:p>.348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8</text:p>
          </table:table-cell>
          <table:table-cell office:value-type="string">
            <text:p>8</text:p>
          </table:table-cell>
          <table:table-cell office:value-type="string">
            <text:p>87</text:p>
          </table:table-cell>
          <table:table-cell office:value-type="string">
            <text:p>.345</text:p>
          </table:table-cell>
          <table:table-cell office:value-type="string">
            <text:p>36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42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55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